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ll hours</text:p>
          </table:table-cell>
          <table:table-cell/>
          <table:table-cell office:value-type="string" calcext:value-type="string">
            <text:p>Consumers</text:p>
          </table:table-cell>
          <table:table-cell office:value-type="string" calcext:value-type="string">
            <text:p>Fraud Rate</text:p>
          </table:table-cell>
          <table:table-cell office:value-type="string" calcext:value-type="string">
            <text:p>Fraud Type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p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s</text:p>
          </table:table-cell>
          <table:table-cell office:value-type="string" calcext:value-type="string">
            <text:p>co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 vs hours</text:p>
          </table:table-cell>
          <table:table-cell office:value-type="string" calcext:value-type="string">
            <text:p>norm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17.6804868118" calcext:value-type="float">
            <text:p>86017.6804868118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758.2074480459" calcext:value-type="float">
            <text:p>55758.2074480459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548.7980433434" calcext:value-type="float">
            <text:p>48548.798043343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543.9857164161" calcext:value-type="float">
            <text:p>45543.985716416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199.0791958259" calcext:value-type="float">
            <text:p>43199.0791958259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59.5019664293" calcext:value-type="float">
            <text:p>42159.5019664293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39.22862018" calcext:value-type="float">
            <text:p>41739.22862018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79.4400175528" calcext:value-type="float">
            <text:p>39279.4400175528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272.9676546288" calcext:value-type="float">
            <text:p>38272.9676546288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059.7208873977" calcext:value-type="float">
            <text:p>38059.7208873977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925.6431761542" calcext:value-type="float">
            <text:p>36925.6431761542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09.0328266196" calcext:value-type="float">
            <text:p>37309.0328266196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209.6520661936" calcext:value-type="float">
            <text:p>37209.6520661936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649.1551386488" calcext:value-type="float">
            <text:p>35649.1551386488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722.26541229" calcext:value-type="float">
            <text:p>34722.26541229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348.4464156298" calcext:value-type="float">
            <text:p>34348.4464156298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531.1085876722" calcext:value-type="float">
            <text:p>35531.1085876722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511.6577276818" calcext:value-type="float">
            <text:p>34511.6577276818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807.1252357478" calcext:value-type="float">
            <text:p>33807.1252357478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817.3695647452" calcext:value-type="float">
            <text:p>33817.3695647452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8:34:15.289928287</meta:creation-date>
    <dc:date>2017-04-03T18:43:43.990735326</dc:date>
    <meta:editing-duration>PT4M41S</meta:editing-duration>
    <meta:editing-cycles>2</meta:editing-cycles>
    <meta:generator>LibreOffice/4.2.8.2$Linux_X86_64 LibreOffice_project/420m0$Build-2</meta:generator>
    <meta:document-statistic meta:table-count="1" meta:cell-count="54" meta:object-count="0"/>
  </office:meta>
</office:document-meta>
</file>